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400000010341E21B8073682C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981cm" fo:margin-left="0.981cm" fo:margin-top="0cm" fo:margin-bottom="0cm" table:align="left" style:writing-mode="lr-tb"/>
    </style:style>
    <style:style style:name="Tabla1.A" style:family="table-column">
      <style:table-column-properties style:column-width="4.24cm"/>
    </style:style>
    <style:style style:name="Tabla1.B" style:family="table-column">
      <style:table-column-properties style:column-width="12.741cm"/>
    </style:style>
    <style:style style:name="Tabla1.1" style:family="table-row">
      <style:table-row-properties style:min-row-height="0.718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2" style:family="table">
      <style:table-properties style:width="16.981cm" fo:margin-left="0.981cm" fo:margin-top="0cm" fo:margin-bottom="0cm" table:align="left" style:writing-mode="lr-tb"/>
    </style:style>
    <style:style style:name="Tabla2.A" style:family="table-column">
      <style:table-column-properties style:column-width="4.24cm"/>
    </style:style>
    <style:style style:name="Tabla2.B" style:family="table-column">
      <style:table-column-properties style:column-width="12.741cm"/>
    </style:style>
    <style:style style:name="Tabla2.1" style:family="table-row">
      <style:table-row-properties style:min-row-height="0.721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0.718cm" fo:keep-together="auto"/>
    </style:style>
    <style:style style:name="Tabla3" style:family="table">
      <style:table-properties style:width="16.981cm" fo:margin-left="0.981cm" fo:margin-top="0cm" fo:margin-bottom="0cm" table:align="left" style:writing-mode="lr-tb"/>
    </style:style>
    <style:style style:name="Tabla3.A" style:family="table-column">
      <style:table-column-properties style:column-width="4.24cm"/>
    </style:style>
    <style:style style:name="Tabla3.B" style:family="table-column">
      <style:table-column-properties style:column-width="12.741cm"/>
    </style:style>
    <style:style style:name="Tabla3.1" style:family="table-row">
      <style:table-row-properties style:min-row-height="0.723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/>
    </style:style>
    <style:style style:name="Tabla3.2" style:family="table-row">
      <style:table-row-properties style:min-row-height="0.718cm" fo:keep-together="auto"/>
    </style:style>
    <style:style style:name="Tabla6" style:family="table">
      <style:table-properties style:width="18.602cm" table:align="right" style:writing-mode="lr-tb"/>
    </style:style>
    <style:style style:name="Tabla6.A" style:family="table-column">
      <style:table-column-properties style:column-width="3.052cm"/>
    </style:style>
    <style:style style:name="Tabla6.B" style:family="table-column">
      <style:table-column-properties style:column-width="3.881cm"/>
    </style:style>
    <style:style style:name="Tabla6.C" style:family="table-column">
      <style:table-column-properties style:column-width="3.898cm"/>
    </style:style>
    <style:style style:name="Tabla6.E" style:family="table-column">
      <style:table-column-properties style:column-width="3.8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81cm" fo:margin-left="0.981cm" fo:margin-top="0cm" fo:margin-bottom="0cm" table:align="left" style:writing-mode="lr-tb"/>
    </style:style>
    <style:style style:name="Tabla4.A" style:family="table-column">
      <style:table-column-properties style:column-width="3.395cm"/>
    </style:style>
    <style:style style:name="Tabla4.C" style:family="table-column">
      <style:table-column-properties style:column-width="3.397cm"/>
    </style:style>
    <style:style style:name="Tabla4.D" style:family="table-column">
      <style:table-column-properties style:column-width="3.392cm"/>
    </style:style>
    <style:style style:name="Tabla4.E" style:family="table-column">
      <style:table-column-properties style:column-width="3.401cm"/>
    </style:style>
    <style:style style:name="Tabla4.1" style:family="table-row">
      <style:table-row-properties style:min-row-height="0.718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/>
    </style:style>
    <style:style style:name="Tabla4.2" style:family="table-row">
      <style:table-row-properties style:min-row-height="0.723cm" fo:keep-together="auto"/>
    </style:style>
    <style:style style:name="Tabla4.5" style:family="table-row">
      <style:table-row-properties style:min-row-height="0.721cm" fo:keep-together="auto"/>
    </style:style>
    <style:style style:name="Tabla5" style:family="table">
      <style:table-properties style:width="16.981cm" fo:margin-left="0.981cm" fo:margin-top="0cm" fo:margin-bottom="0cm" table:align="left" style:writing-mode="lr-tb"/>
    </style:style>
    <style:style style:name="Tabla5.A" style:family="table-column">
      <style:table-column-properties style:column-width="3.395cm"/>
    </style:style>
    <style:style style:name="Tabla5.C" style:family="table-column">
      <style:table-column-properties style:column-width="3.397cm"/>
    </style:style>
    <style:style style:name="Tabla5.D" style:family="table-column">
      <style:table-column-properties style:column-width="3.392cm"/>
    </style:style>
    <style:style style:name="Tabla5.E" style:family="table-column">
      <style:table-column-properties style:column-width="3.401cm"/>
    </style:style>
    <style:style style:name="Tabla5.1" style:family="table-row">
      <style:table-row-properties style:min-row-height="0.718cm" fo:keep-together="auto"/>
    </style:style>
    <style:style style:name="Tabla5.A1" style:family="table-cell">
      <style:table-cell-properties fo:padding-left="0.009cm" fo:padding-right="0.009cm" fo:padding-top="0cm" fo:padding-bottom="0cm" fo:border="0.5pt solid #000000"/>
    </style:style>
    <style:style style:name="Tabla5.2" style:family="table-row">
      <style:table-row-properties style:min-row-height="0.723cm" fo:keep-together="auto"/>
    </style:style>
    <style:style style:name="Tabla5.B2" style:family="table-cell">
      <style:table-cell-properties style:vertical-align="middle" fo:padding-left="0.009cm" fo:padding-right="0.009cm" fo:padding-top="0cm" fo:padding-bottom="0cm" fo:border="0.5pt solid #000000"/>
    </style:style>
    <style:style style:name="P1" style:family="paragraph" style:parent-style-name="Text_20_body">
      <style:paragraph-properties fo:line-height="5%"/>
      <style:text-properties fo:font-weight="normal" officeooo:paragraph-rsid="00081ad5" style:font-weight-asian="normal"/>
    </style:style>
    <style:style style:name="P2" style:family="paragraph" style:parent-style-name="Text_20_body">
      <style:paragraph-properties fo:line-height="5%"/>
      <style:text-properties fo:font-weight="normal" style:font-weight-asian="normal"/>
    </style:style>
    <style:style style:name="P3" style:family="paragraph" style:parent-style-name="Frame_20_contents">
      <style:paragraph-properties fo:margin-left="0.035cm" fo:margin-right="0cm" fo:margin-top="0.021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106cm" fo:margin-right="0cm" fo:margin-top="0.025cm" fo:margin-bottom="0cm" style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0.972cm" fo:margin-right="0cm" fo:margin-top="0.035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0.972cm" fo:margin-right="0cm" fo:margin-top="0.155cm" fo:margin-bottom="0cm" style:contextual-spacing="false" fo:text-align="start" style:justify-single-word="false" fo:text-indent="0cm" style:auto-text-indent="false"/>
    </style:style>
    <style:style style:name="P7" style:family="paragraph" style:parent-style-name="Heading_20_1">
      <style:paragraph-properties fo:margin-top="0.404cm" fo:margin-bottom="0cm" style:contextual-spacing="false"/>
    </style:style>
    <style:style style:name="P8" style:family="paragraph" style:parent-style-name="Heading_20_1">
      <style:paragraph-properties fo:margin-top="0.164cm" fo:margin-bottom="0cm" style:contextual-spacing="false" fo:text-align="justify" style:justify-single-word="false"/>
    </style:style>
    <style:style style:name="P9" style:family="paragraph" style:parent-style-name="Heading_20_1">
      <style:paragraph-properties fo:margin-top="0.399cm" fo:margin-bottom="0cm" style:contextual-spacing="false"/>
    </style:style>
    <style:style style:name="P10" style:family="paragraph" style:parent-style-name="Frame_20_contents">
      <style:paragraph-properties fo:margin-left="5.913cm" fo:margin-right="6.085cm" fo:margin-top="0cm" fo:margin-bottom="0cm" style:contextual-spacing="false" fo:line-height="145%" fo:text-align="start" style:justify-single-word="false" fo:text-indent="1.54cm" style:auto-text-indent="false"/>
    </style:style>
    <style:style style:name="P11" style:family="paragraph" style:parent-style-name="Standard">
      <style:paragraph-properties fo:text-align="center" style:justify-single-word="false"/>
      <style:text-properties officeooo:rsid="00081ad5" officeooo:paragraph-rsid="00081ad5"/>
    </style:style>
    <style:style style:name="P12" style:family="paragraph" style:parent-style-name="Standard">
      <style:paragraph-properties fo:text-align="center" style:justify-single-word="false"/>
      <style:text-properties officeooo:rsid="0008f14a" officeooo:paragraph-rsid="0008f14a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08f14a" officeooo:paragraph-rsid="0008f14a" style:font-size-asian="10pt" style:font-size-complex="10pt"/>
    </style:style>
    <style:style style:name="P15" style:family="paragraph" style:parent-style-name="Table_20_Paragraph">
      <style:paragraph-properties fo:margin-left="0.189cm" fo:margin-right="0cm" fo:line-height="0.404cm" fo:orphans="0" fo:widows="0" fo:text-indent="0cm" style:auto-text-indent="false"/>
      <style:text-properties fo:font-size="10pt" fo:font-weight="bold" style:font-size-asian="10pt" style:font-weight-asian="bold"/>
    </style:style>
    <style:style style:name="P16" style:family="paragraph" style:parent-style-name="Table_20_Paragraph">
      <style:paragraph-properties fo:margin-left="0.769cm" fo:margin-right="0cm" fo:line-height="0.404cm" fo:orphans="0" fo:widows="0" fo:text-indent="0cm" style:auto-text-indent="false"/>
      <style:text-properties fo:font-size="10pt" fo:font-weight="bold" style:font-size-asian="10pt" style:font-weight-asian="bold"/>
    </style:style>
    <style:style style:name="P17" style:family="paragraph" style:parent-style-name="Table_20_Paragraph">
      <style:paragraph-properties fo:margin-left="0.395cm" fo:margin-right="0cm" fo:line-height="0.404cm" fo:orphans="0" fo:widows="0" fo:text-indent="0cm" style:auto-text-indent="false"/>
      <style:text-properties fo:font-size="10pt" fo:font-weight="bold" style:font-size-asian="10pt" style:font-weight-asian="bold"/>
    </style:style>
    <style:style style:name="P18" style:family="paragraph" style:parent-style-name="Table_20_Paragraph">
      <style:paragraph-properties fo:margin-left="0.383cm" fo:margin-right="0cm" fo:line-height="0.404cm" fo:orphans="0" fo:widows="0" fo:text-indent="0cm" style:auto-text-indent="false"/>
      <style:text-properties fo:font-size="10pt" fo:font-weight="bold" style:font-size-asian="10pt" style:font-weight-asian="bold"/>
    </style:style>
    <style:style style:name="P19" style:family="paragraph" style:parent-style-name="Table_20_Paragraph">
      <style:paragraph-properties fo:margin-left="0.863cm" fo:margin-right="0.854cm" fo:line-height="0.404cm" fo:text-align="center" style:justify-single-word="false" fo:orphans="0" fo:widows="0" fo:text-indent="0cm" style:auto-text-indent="false"/>
      <style:text-properties fo:font-size="10pt" fo:font-weight="bold" style:font-size-asian="10pt" style:font-weight-asian="bold"/>
    </style:style>
    <style:style style:name="P20" style:family="paragraph" style:parent-style-name="Table_20_Paragraph">
      <style:paragraph-properties fo:margin-left="0.189cm" fo:margin-right="0cm" fo:margin-top="0.004cm" fo:margin-bottom="0cm" style:contextual-spacing="false" fo:orphans="0" fo:widows="0" fo:text-indent="0cm" style:auto-text-indent="false"/>
      <style:text-properties fo:font-size="10pt" fo:font-weight="bold" style:font-size-asian="10pt" style:font-weight-asian="bold"/>
    </style:style>
    <style:style style:name="P21" style:family="paragraph" style:parent-style-name="Table_20_Contents">
      <style:text-properties style:font-name="Arial" fo:font-size="10pt" fo:language="ca" fo:country="ES" officeooo:rsid="0008f14a" officeooo:paragraph-rsid="0008f14a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P22" style:family="paragraph" style:parent-style-name="Table_20_Paragraph">
      <style:paragraph-properties fo:orphans="0" fo:widows="0"/>
      <style:text-properties style:font-name="Times New Roman" fo:font-size="10pt" officeooo:rsid="000a524e" officeooo:paragraph-rsid="000a524e" style:font-size-asian="10pt"/>
    </style:style>
    <style:style style:name="P23" style:family="paragraph" style:parent-style-name="Text_20_body">
      <style:text-properties style:font-name="Times New Roman" fo:font-weight="normal" style:font-weight-asian="normal"/>
    </style:style>
    <style:style style:name="P24" style:family="paragraph" style:parent-style-name="Text_20_body">
      <style:text-properties style:font-name="Calibri"/>
    </style:style>
    <style:style style:name="P25" style:family="paragraph" style:parent-style-name="Text_20_body">
      <style:text-properties style:font-name="Calibri" fo:font-size="13pt" style:font-size-asian="13pt"/>
    </style:style>
    <style:style style:name="P26" style:family="paragraph" style:parent-style-name="Text_20_body">
      <style:paragraph-properties fo:margin-top="0.007cm" fo:margin-bottom="0cm" style:contextual-spacing="false"/>
      <style:text-properties style:font-name="Calibri" fo:font-size="14.5pt" style:font-size-asian="14.5pt"/>
    </style:style>
    <style:style style:name="P27" style:family="paragraph" style:parent-style-name="Text_20_body">
      <style:paragraph-properties fo:margin-top="0.018cm" fo:margin-bottom="0cm" style:contextual-spacing="false"/>
      <style:text-properties style:font-name="Calibri" fo:font-size="14pt" style:font-size-asian="14pt"/>
    </style:style>
    <style:style style:name="P28" style:family="paragraph" style:parent-style-name="Text_20_body">
      <style:paragraph-properties fo:margin-top="0.016cm" fo:margin-bottom="0cm" style:contextual-spacing="false"/>
      <style:text-properties style:font-name="Calibri" fo:font-size="9.5pt" style:font-size-asian="9.5pt"/>
    </style:style>
    <style:style style:name="P29" style:family="paragraph" style:parent-style-name="Text_20_body">
      <style:text-properties fo:font-size="5.5pt" style:font-size-asian="5.5pt"/>
    </style:style>
    <style:style style:name="P30" style:family="paragraph" style:parent-style-name="Text_20_body">
      <style:paragraph-properties fo:margin-left="0.972cm" fo:margin-right="1.473cm" fo:margin-top="0.319cm" fo:margin-bottom="0cm" style:contextual-spacing="false" fo:line-height="106%" fo:text-indent="0cm" style:auto-text-indent="false"/>
    </style:style>
    <style:style style:name="P31" style:family="paragraph" style:parent-style-name="Text_20_body">
      <style:paragraph-properties fo:margin-left="0.972cm" fo:margin-right="1.478cm" fo:margin-top="0.319cm" fo:margin-bottom="0cm" style:contextual-spacing="false" fo:line-height="106%" fo:text-align="justify" style:justify-single-word="false" fo:text-indent="0cm" style:auto-text-indent="false"/>
    </style:style>
    <style:style style:name="P32" style:family="paragraph" style:parent-style-name="Text_20_body">
      <style:paragraph-properties fo:margin-left="0.97cm" fo:margin-right="1.473cm" fo:margin-top="0.321cm" fo:margin-bottom="0cm" style:contextual-spacing="false" fo:line-height="106%" fo:text-indent="0cm" style:auto-text-indent="false"/>
    </style:style>
    <style:style style:name="P33" style:family="paragraph" style:parent-style-name="Text_20_body">
      <style:paragraph-properties fo:margin-left="1.076cm" fo:margin-right="1.482cm" fo:margin-top="0.314cm" fo:margin-bottom="0cm" style:contextual-spacing="false" fo:line-height="106%" fo:text-indent="0cm" style:auto-text-indent="false"/>
    </style:style>
    <style:style style:name="P34" style:family="paragraph" style:parent-style-name="Text_20_body">
      <style:paragraph-properties fo:margin-top="0.019cm" fo:margin-bottom="0cm" style:contextual-spacing="false"/>
      <style:text-properties fo:font-size="14.5pt" style:font-size-asian="14.5pt"/>
    </style:style>
    <style:style style:name="P35" style:family="paragraph" style:parent-style-name="Text_20_body">
      <style:paragraph-properties fo:margin-top="0.014cm" fo:margin-bottom="0cm" style:contextual-spacing="false"/>
      <style:text-properties fo:font-size="14.5pt" style:font-size-asian="14.5pt"/>
    </style:style>
    <style:style style:name="P36" style:family="paragraph" style:parent-style-name="Text_20_body">
      <style:paragraph-properties fo:margin-top="0.007cm" fo:margin-bottom="0.002cm" style:contextual-spacing="false"/>
      <style:text-properties fo:font-size="14.5pt" style:font-size-asian="14.5pt"/>
    </style:style>
    <style:style style:name="P37" style:family="paragraph" style:parent-style-name="Text_20_body">
      <style:paragraph-properties fo:margin-top="0.014cm" fo:margin-bottom="0cm" style:contextual-spacing="false"/>
      <style:text-properties fo:font-size="13.5pt" style:font-size-asian="13.5pt"/>
    </style:style>
    <style:style style:name="P38" style:family="paragraph" style:parent-style-name="Text_20_body">
      <style:paragraph-properties fo:margin-top="0.009cm" fo:margin-bottom="0cm" style:contextual-spacing="false"/>
      <style:text-properties fo:font-size="13.5pt" style:font-size-asian="13.5pt"/>
    </style:style>
    <style:style style:name="P39" style:family="paragraph" style:parent-style-name="Text_20_body">
      <style:paragraph-properties fo:margin-left="0.972cm" fo:margin-right="0cm" fo:margin-top="0.316cm" fo:margin-bottom="0cm" style:contextual-spacing="false" fo:text-indent="0cm" style:auto-text-indent="false"/>
    </style:style>
    <style:style style:name="P40" style:family="paragraph" style:parent-style-name="Text_20_body">
      <style:paragraph-properties fo:margin-top="0.012cm" fo:margin-bottom="0cm" style:contextual-spacing="false"/>
      <style:text-properties fo:font-size="14pt" style:font-size-asian="14pt"/>
    </style:style>
    <style:style style:name="P41" style:family="paragraph" style:parent-style-name="Text_20_body">
      <style:paragraph-properties fo:margin-left="0.972cm" fo:margin-right="1.483cm" fo:margin-top="0.316cm" fo:margin-bottom="0cm" style:contextual-spacing="false" fo:line-height="108%" fo:text-align="justify" style:justify-single-word="false" fo:text-indent="0cm" style:auto-text-indent="false"/>
    </style:style>
    <style:style style:name="P42" style:family="paragraph" style:parent-style-name="Text_20_body">
      <style:paragraph-properties fo:margin-left="1.076cm" fo:margin-right="0cm" fo:margin-top="0.291cm" fo:margin-bottom="0cm" style:contextual-spacing="false" fo:text-indent="0cm" style:auto-text-indent="false">
        <style:tab-stops>
          <style:tab-stop style:position="1.711cm"/>
        </style:tab-stops>
      </style:paragraph-properties>
    </style:style>
    <style:style style:name="P43" style:family="paragraph" style:parent-style-name="Table_20_Paragraph">
      <style:paragraph-properties fo:margin-left="0.016cm" fo:margin-right="0cm" fo:margin-top="0.004cm" fo:margin-bottom="0cm" style:contextual-spacing="false" fo:text-align="center" style:justify-single-word="false" fo:orphans="0" fo:widows="0" fo:text-indent="0cm" style:auto-text-indent="false"/>
      <style:text-properties fo:font-size="10pt" fo:font-weight="bold" style:font-size-asian="10pt" style:font-weight-asian="bold" style:text-scale="99%"/>
    </style:style>
    <style:style style:name="P44" style:family="paragraph" style:parent-style-name="Table_20_Paragraph">
      <style:paragraph-properties fo:margin-left="0.016cm" fo:margin-right="0cm" fo:line-height="0.404cm" fo:text-align="center" style:justify-single-word="false" fo:orphans="0" fo:widows="0" fo:text-indent="0cm" style:auto-text-indent="false"/>
      <style:text-properties fo:font-size="10pt" fo:font-weight="bold" style:font-size-asian="10pt" style:font-weight-asian="bold" style:text-scale="99%"/>
    </style:style>
    <style:style style:name="P45" style:family="paragraph" style:parent-style-name="Standard">
      <style:paragraph-properties fo:text-align="center" style:justify-single-word="false"/>
      <style:text-properties officeooo:rsid="000e4ee5" officeooo:paragraph-rsid="000e4ee5"/>
    </style:style>
    <style:style style:name="P46" style:family="paragraph" style:parent-style-name="Standard">
      <style:paragraph-properties fo:text-align="center" style:justify-single-word="false"/>
      <style:text-properties officeooo:rsid="000e4ee5" officeooo:paragraph-rsid="000ff196"/>
    </style:style>
    <style:style style:name="P47" style:family="paragraph" style:parent-style-name="Standard">
      <style:text-properties officeooo:rsid="0010636f" officeooo:paragraph-rsid="0010636f"/>
    </style:style>
    <style:style style:name="P48" style:family="paragraph" style:parent-style-name="Standard">
      <style:text-properties officeooo:rsid="00109aea" officeooo:paragraph-rsid="00109c52"/>
    </style:style>
    <style:style style:name="P49" style:family="paragraph" style:parent-style-name="Standard">
      <style:text-properties officeooo:rsid="00115d29" officeooo:paragraph-rsid="00150c7a"/>
    </style:style>
    <style:style style:name="P50" style:family="paragraph" style:parent-style-name="Standard">
      <style:text-properties officeooo:rsid="00150c7a" officeooo:paragraph-rsid="00150c7a"/>
    </style:style>
    <style:style style:name="P51" style:family="paragraph" style:parent-style-name="Standard">
      <style:text-properties officeooo:rsid="00150c7a" officeooo:paragraph-rsid="00181f41"/>
    </style:style>
    <style:style style:name="P52" style:family="paragraph" style:parent-style-name="Text_20_body" style:master-page-name="Standard">
      <style:paragraph-properties fo:margin-left="0.201cm" fo:margin-right="0cm" fo:text-indent="0cm" style:auto-text-indent="false" style:page-number="auto"/>
    </style:style>
    <style:style style:name="P53" style:family="paragraph" style:parent-style-name="Text_20_body" style:master-page-name="Converted1">
      <style:paragraph-properties fo:margin-top="0.004cm" fo:margin-bottom="0cm" style:contextual-spacing="false" style:page-number="1"/>
      <style:text-properties style:font-name="Calibri" fo:font-size="12pt" style:font-size-asian="12pt"/>
    </style:style>
    <style:style style:name="P54" style:family="paragraph" style:parent-style-name="Text_20_body" style:master-page-name="Converted2">
      <style:paragraph-properties fo:margin-top="0.014cm" fo:margin-bottom="0cm" style:contextual-spacing="false" style:page-number="auto"/>
      <style:text-properties fo:font-size="9.5pt" style:font-size-asian="9.5pt"/>
    </style:style>
    <style:style style:name="P55" style:family="paragraph">
      <loext:graphic-properties draw:fill="none"/>
    </style:style>
    <style:style style:name="P56" style:family="paragraph">
      <loext:graphic-properties draw:fill="solid" draw:fill-color="#ffffff"/>
      <style:paragraph-properties fo:text-align="center"/>
    </style:style>
    <style:style style:name="P57" style:family="paragraph">
      <loext:graphic-properties draw:fill="solid" draw:fill-color="#ffffff"/>
      <style:paragraph-properties fo:text-align="center"/>
      <style:text-properties fo:font-size="11pt"/>
    </style:style>
    <style:style style:name="P58" style:family="paragraph">
      <loext:graphic-properties draw:fill="solid" draw:fill-color="#4f81bd"/>
      <style:paragraph-properties fo:text-align="center"/>
      <style:text-properties fo:font-size="11pt"/>
    </style:style>
    <style:style style:name="T1" style:family="text">
      <style:text-properties fo:color="#4f81bd" loext:opacity="100%"/>
    </style:style>
    <style:style style:name="T2" style:family="text">
      <style:text-properties fo:color="#4f81bd" loext:opacity="100%" style:font-name="Arial MT" fo:font-size="10pt" style:font-size-asian="10pt"/>
    </style:style>
    <style:style style:name="T3" style:family="text">
      <style:text-properties fo:color="#4f81bd" loext:opacity="100%" style:font-name="Arial MT" fo:font-size="10pt" fo:letter-spacing="-0.009cm" style:font-size-asian="10pt"/>
    </style:style>
    <style:style style:name="T4" style:family="text">
      <style:text-properties fo:color="#4f81bd" loext:opacity="100%" style:font-name="Arial MT" fo:font-size="10pt" fo:letter-spacing="-0.005cm" style:font-size-asian="10pt"/>
    </style:style>
    <style:style style:name="T5" style:family="text">
      <style:text-properties fo:color="#4f81bd" loext:opacity="100%" style:font-name="Arial MT" fo:font-size="10pt" fo:letter-spacing="-0.002cm" style:font-size-asian="10pt"/>
    </style:style>
    <style:style style:name="T6" style:family="text">
      <style:text-properties fo:color="#4f81bd" loext:opacity="100%" style:font-name="Arial MT" fo:font-size="10pt" fo:letter-spacing="-0.007cm" style:font-size-asian="10pt"/>
    </style:style>
    <style:style style:name="T7" style:family="text">
      <style:text-properties fo:color="#4f81bd" loext:opacity="100%" style:font-name="Arial MT" fo:font-size="10pt" fo:letter-spacing="-0.004cm" style:font-size-asian="10pt"/>
    </style:style>
    <style:style style:name="T8" style:family="text">
      <style:text-properties fo:color="#4f81bd" loext:opacity="100%" fo:letter-spacing="-0.25cm"/>
    </style:style>
    <style:style style:name="T9" style:family="text">
      <style:text-properties fo:color="#4f81bd" loext:opacity="100%" fo:letter-spacing="-0.005cm"/>
    </style:style>
    <style:style style:name="T10" style:family="text">
      <style:text-properties fo:color="#4f81bd" loext:opacity="100%" fo:letter-spacing="-0.004cm"/>
    </style:style>
    <style:style style:name="T11" style:family="text">
      <style:text-properties fo:color="#ffffff" loext:opacity="100%" style:font-name="Cambria" fo:font-size="11pt" style:font-size-asian="11pt"/>
    </style:style>
    <style:style style:name="T12" style:family="text">
      <style:text-properties fo:color="#ffffff" loext:opacity="100%" style:font-name="Cambria" fo:font-size="11pt" fo:letter-spacing="0.002cm" style:font-size-asian="11pt"/>
    </style:style>
    <style:style style:name="T13" style:family="text">
      <style:text-properties fo:color="#ffffff" loext:opacity="100%" style:font-name="Cambria" fo:font-size="11pt" fo:letter-spacing="-0.004cm" style:font-size-asian="11pt"/>
    </style:style>
    <style:style style:name="T14" style:family="text">
      <style:text-properties fo:color="#ffffff" loext:opacity="100%" style:font-name="Cambria" fo:font-size="11pt" fo:letter-spacing="-0.005cm" style:font-size-asian="11pt"/>
    </style:style>
    <style:style style:name="T15" style:family="text">
      <style:text-properties fo:color="#1f497d" loext:opacity="100%" style:font-name="Calibri" fo:font-size="20pt" style:text-underline-style="solid" style:text-underline-width="bold" style:text-underline-color="#1f497d" fo:font-weight="bold" style:font-size-asian="20pt" style:font-weight-asian="bold"/>
    </style:style>
    <style:style style:name="T16" style:family="text">
      <style:text-properties fo:color="#1f497d" loext:opacity="100%" style:font-name="Calibri" fo:font-size="20pt" fo:letter-spacing="-0.011cm" style:text-underline-style="solid" style:text-underline-width="bold" style:text-underline-color="#1f497d" fo:font-weight="bold" style:font-size-asian="20pt" style:font-weight-asian="bold"/>
    </style:style>
    <style:style style:name="T17" style:family="text">
      <style:text-properties fo:color="#0070c0" loext:opacity="100%" style:text-underline-style="solid" style:text-underline-width="bold" style:text-underline-color="#0070c0"/>
    </style:style>
    <style:style style:name="T18" style:family="text">
      <style:text-properties fo:color="#0070c0" loext:opacity="100%" fo:letter-spacing="-0.007cm" style:text-underline-style="solid" style:text-underline-width="bold" style:text-underline-color="#0070c0"/>
    </style:style>
    <style:style style:name="T19" style:family="text">
      <style:text-properties fo:letter-spacing="-0.093cm"/>
    </style:style>
    <style:style style:name="T20" style:family="text">
      <style:text-properties fo:letter-spacing="-0.004cm"/>
    </style:style>
    <style:style style:name="T21" style:family="text">
      <style:text-properties fo:letter-spacing="-0.002cm"/>
    </style:style>
    <style:style style:name="T22" style:family="text">
      <style:text-properties fo:letter-spacing="-0.012cm"/>
    </style:style>
    <style:style style:name="T23" style:family="text">
      <style:text-properties fo:letter-spacing="0.002cm"/>
    </style:style>
    <style:style style:name="T24" style:family="text">
      <style:text-properties fo:letter-spacing="-0.007cm"/>
    </style:style>
    <style:style style:name="T25" style:family="text">
      <style:text-properties fo:letter-spacing="-0.005cm"/>
    </style:style>
    <style:style style:name="T26" style:family="text">
      <style:text-properties style:font-name="Arial MT" fo:font-weight="normal" style:font-weight-asian="normal"/>
    </style:style>
    <style:style style:name="T27" style:family="text">
      <style:text-properties fo:color="#002060" loext:opacity="100%" fo:font-size="18pt" style:text-underline-style="solid" style:text-underline-width="bold" style:text-underline-color="#002060" fo:font-weight="bold" style:font-size-asian="18pt" style:font-weight-asian="bold"/>
    </style:style>
    <style:style style:name="T28" style:family="text">
      <style:text-properties fo:color="#002060" loext:opacity="100%" fo:font-size="18pt" fo:letter-spacing="-0.009cm" style:text-underline-style="solid" style:text-underline-width="bold" style:text-underline-color="#002060" fo:font-weight="bold" style:font-size-asian="18pt" style:font-weight-asian="bold"/>
    </style:style>
    <style:style style:name="T29" style:family="text">
      <style:text-properties fo:color="#002060" loext:opacity="100%" fo:font-size="18pt" fo:letter-spacing="-0.007cm" style:text-underline-style="solid" style:text-underline-width="bold" style:text-underline-color="#002060" fo:font-weight="bold" style:font-size-asian="18pt" style:font-weight-asian="bold"/>
    </style:style>
    <style:style style:name="T30" style:family="text">
      <style:text-properties fo:letter-spacing="-0.009cm"/>
    </style:style>
    <style:style style:name="T31" style:family="text">
      <style:text-properties fo:letter-spacing="0.009cm"/>
    </style:style>
    <style:style style:name="T32" style:family="text">
      <style:text-properties fo:letter-spacing="0.011cm"/>
    </style:style>
    <style:style style:name="T33" style:family="text">
      <style:text-properties fo:letter-spacing="0.007cm"/>
    </style:style>
    <style:style style:name="T34" style:family="text">
      <style:text-properties fo:letter-spacing="0.012cm"/>
    </style:style>
    <style:style style:name="T35" style:family="text">
      <style:text-properties fo:letter-spacing="0.014cm"/>
    </style:style>
    <style:style style:name="T36" style:family="text">
      <style:text-properties officeooo:rsid="000be8ba"/>
    </style:style>
    <style:style style:name="T37" style:family="text">
      <style:text-properties officeooo:rsid="000ff196"/>
    </style:style>
    <style:style style:name="T38" style:family="text">
      <style:text-properties officeooo:rsid="00109c52"/>
    </style:style>
    <style:style style:name="T39" style:family="text">
      <style:text-properties officeooo:rsid="0012d766"/>
    </style:style>
    <style:style style:name="T40" style:family="text">
      <style:text-properties officeooo:rsid="001354a4"/>
    </style:style>
    <style:style style:name="T41" style:family="text">
      <style:text-properties officeooo:rsid="00141dfb"/>
    </style:style>
    <style:style style:name="T42" style:family="text">
      <style:text-properties officeooo:rsid="0014bdb9"/>
    </style:style>
    <style:style style:name="T43" style:family="text">
      <style:text-properties officeooo:rsid="00150c7a"/>
    </style:style>
    <style:style style:name="T44" style:family="text">
      <style:text-properties officeooo:rsid="001623de"/>
    </style:style>
    <style:style style:name="fr1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#4f81bd" style:background-transparency="0%" draw:fill="solid" draw:fill-color="#4f81bd" draw:opacity="10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27cm" fo:min-width="0.3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152cm" svg:stroke-color="#00b0f0" draw:stroke-linejoin="round" svg:stroke-linecap="butt" draw:fill="solid" draw:fill-color="#ffffff" draw:textarea-horizontal-align="center" draw:textarea-vertical-align="top" draw:auto-grow-height="false" fo:padding-top="0.076cm" fo:padding-bottom="0.076cm" fo:padding-left="0.076cm" fo:padding-right="0.076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5" style:family="graphic">
      <style:graphic-properties draw:stroke="solid" svg:stroke-width="0.026cm" svg:stroke-color="#4f81bd" draw:stroke-linejoin="round" svg:stroke-linecap="butt" draw:fill="solid" draw:fill-color="#ffffff" draw:textarea-horizontal-align="center" draw:textarea-vertical-align="top" draw:auto-grow-height="false" fo:padding-top="0.012cm" fo:padding-bottom="0.012cm" fo:padding-left="0.012cm" fo:padding-right="0.012cm" style:run-through="background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0.464cm" fo:min-width="9.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vertical-align="top" draw:auto-grow-height="false" fo:min-height="0.464cm" fo:min-width="9.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solid" draw:fill-color="#4f81bd" draw:textarea-horizontal-align="center" draw:textarea-vertical-align="top" draw:auto-grow-height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2"><draw:g text:anchor-type="as-char" draw:z-index="4" draw:name="Forma9" draw:style-name="gr8"><draw:rect draw:style-name="gr9" draw:text-style-name="P58" svg:width="19.051cm" svg:height="4.059cm" svg:x="0cm" svg:y="0cm"><text:p/></draw:rect></draw:g>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Title"><text:span text:style-name="T1">ACTIVITATS – UD5 SISTEMES</text:span><text:span text:style-name="T8"> </text:span><text:span text:style-name="T1">INFORMÀTICS</text:span><text:span text:style-name="T9"> </text:span><text:span text:style-name="T1">EN</text:span><text:span text:style-name="T10"> </text:span><text:span text:style-name="T1">XARXA</text:span></text:p>
        <text:p text:style-name="P24"/>
        <text:p text:style-name="P24"/>
        <text:p text:style-name="P24"/>
        <text:p text:style-name="P24"/>
        <text:p text:style-name="P24"/>
        <text:p text:style-name="P27"><draw:frame draw:style-name="fr1" draw:name="Marco31" text:anchor-type="char" svg:x="0.977cm" svg:y="0.663cm" svg:width="19.05cm" svg:height="14.256cm" draw:z-index="4"><draw:text-box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5"/><text:p text:style-name="P26"/><text:p text:style-name="P10"><text:span text:style-name="T11">Prof. Manuel Enguidanos</text:span><text:span text:style-name="T12"> </text:span><text:span text:style-name="T11">SISTEMES</text:span><text:span text:style-name="T13"> </text:span><text:span text:style-name="T11">INFORMÀTICS</text:span><text:span text:style-name="T14"> </text:span><text:span text:style-name="T11">–</text:span><text:span text:style-name="T14"> </text:span><text:span text:style-name="T11">1º</text:span><text:span text:style-name="T14"> </text:span><text:span text:style-name="T11">DAW</text:span><text:span text:style-name="T13"> </text:span><text:span text:style-name="T11">-</text:span><text:span text:style-name="T13"> </text:span><text:span text:style-name="T11">CFGS</text:span></text:p></draw:text-box></draw:frame></text:p>
      </text:section>
      <text:p text:style-name="P53"/>
      <text:p text:style-name="P5"><text:span text:style-name="T15">Activitats</text:span><text:span text:style-name="T16"> </text:span><text:span text:style-name="T15">Pràctiques</text:span></text:p>
      <text:p text:style-name="P24"/>
      <text:p text:style-name="P28"/>
      <text:h text:style-name="Heading_20_1" text:outline-level="2"><text:span text:style-name="T17">Exercici</text:span><text:span text:style-name="T18"> </text:span><text:span text:style-name="T17">1</text:span></text:h>
      <text:p text:style-name="P30">De cada dispositiu, nombra quin és final, i quin es un dispositiu intermig: Switch, tablet, smartphone,<text:span text:style-name="T19"> </text:span>pont,<text:span text:style-name="T20"> </text:span>punt<text:span text:style-name="T21"> </text:span>d’accés, portàtil,<text:span text:style-name="T20"> </text:span>router,<text:span text:style-name="T20"> </text:span>impressora amb<text:span text:style-name="T21"> </text:span>tarjeta<text:span text:style-name="T20"> </text:span>de<text:span text:style-name="T20"> </text:span>xarxa,<text:span text:style-name="T20"> </text:span>modem,<text:span text:style-name="T20"> </text:span>Firewall.</text:p>
      <text:p text:style-name="Text_20_body"/>
      <text:p text:style-name="P3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Dispositius<text:span text:style-name="T22"> </text:span>Finals</text:p>
          </table:table-cell>
          <table:table-cell table:style-name="Tabla1.A1" office:value-type="string">
            <text:p text:style-name="P11">Tablet, smartphone, portatil, impressora amb targeta de xarxa</text:p>
          </table:table-cell>
        </table:table-row>
        <table:table-row table:style-name="Tabla1.1">
          <table:table-cell table:style-name="Tabla1.A1" office:value-type="string">
            <text:p text:style-name="P15">Dispositius<text:span text:style-name="T22"> </text:span>Intermedis</text:p>
          </table:table-cell>
          <table:table-cell table:style-name="Tabla1.A1" office:value-type="string">
            <text:p text:style-name="P11">Switch, pont, punt d'accés, router, mòdem, Firewall</text:p>
          </table:table-cell>
        </table:table-row>
      </table:table>
      <text:p text:style-name="Text_20_body"/>
      <text:h text:style-name="P7" text:outline-level="2"><text:span text:style-name="T17">Exercici</text:span><text:span text:style-name="T18"> </text:span><text:span text:style-name="T17">2</text:span></text:h>
      <text:p text:style-name="P30">Indica a quina capa o nivell de TCP/IP perteneixen els següents protocols: TCP, Telnet, NFS, POP, IP,<text:span text:style-name="T19"> </text:span>HTTP,<text:span text:style-name="T20"> </text:span>UDP,<text:span text:style-name="T21"> </text:span>DNS,<text:span text:style-name="T23"> </text:span>Ethernet,<text:span text:style-name="T21"> </text:span>SSH.</text:p>
      <text:p text:style-name="Text_20_body"/>
      <text:p text:style-name="P3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>Aplicació</text:p>
          </table:table-cell>
          <table:table-cell table:style-name="Tabla2.A1" office:value-type="string">
            <text:p text:style-name="P12">Telnet, NFS, POP, HTTP, DNS, SSH</text:p>
          </table:table-cell>
        </table:table-row>
        <table:table-row table:style-name="Tabla2.2">
          <table:table-cell table:style-name="Tabla2.A1" office:value-type="string">
            <text:p text:style-name="P15">Transport</text:p>
          </table:table-cell>
          <table:table-cell table:style-name="Tabla2.A1" office:value-type="string">
            <text:p text:style-name="P12">TCP, UDP</text:p>
          </table:table-cell>
        </table:table-row>
        <table:table-row table:style-name="Tabla2.2">
          <table:table-cell table:style-name="Tabla2.A1" office:value-type="string">
            <text:p text:style-name="P15">Internet</text:p>
          </table:table-cell>
          <table:table-cell table:style-name="Tabla2.A1" office:value-type="string">
            <text:p text:style-name="P12">IP</text:p>
          </table:table-cell>
        </table:table-row>
        <table:table-row table:style-name="Tabla2.2">
          <table:table-cell table:style-name="Tabla2.A1" office:value-type="string">
            <text:p text:style-name="P15">Accés<text:span text:style-name="T24"> </text:span>a<text:span text:style-name="T20"> </text:span>xarxa</text:p>
          </table:table-cell>
          <table:table-cell table:style-name="Tabla2.A1" office:value-type="string">
            <text:p text:style-name="P12">Ethernet</text:p>
          </table:table-cell>
        </table:table-row>
      </table:table>
      <text:p text:style-name="P37"/>
      <text:h text:style-name="Heading_20_1" text:outline-level="2"><text:span text:style-name="T17">Exercici</text:span><text:span text:style-name="T18"> </text:span><text:span text:style-name="T17">3</text:span></text:h>
      <text:p text:style-name="P39">Indica<text:span text:style-name="T24"> </text:span>en<text:span text:style-name="T21"> </text:span>cada<text:span text:style-name="T24"> </text:span>protocol<text:span text:style-name="T24"> </text:span>el<text:span text:style-name="T20"> </text:span>port<text:span text:style-name="T25"> </text:span>que<text:span text:style-name="T24"> </text:span>utilitza<text:span text:style-name="T24"> </text:span>per<text:span text:style-name="T20"> </text:span>defecte:</text:p>
      <text:p text:style-name="Text_20_body"/>
      <text:p text:style-name="Text_20_body"/>
      <text:p text:style-name="P2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HTTP</text:p>
          </table:table-cell>
          <table:table-cell table:style-name="Tabla3.A1" office:value-type="string">
            <text:p text:style-name="P12">80</text:p>
          </table:table-cell>
        </table:table-row>
        <table:table-row table:style-name="Tabla3.2">
          <table:table-cell table:style-name="Tabla3.A1" office:value-type="string">
            <text:p text:style-name="P15">HTTPS</text:p>
          </table:table-cell>
          <table:table-cell table:style-name="Tabla3.A1" office:value-type="string">
            <text:p text:style-name="P12">443</text:p>
          </table:table-cell>
        </table:table-row>
        <table:table-row table:style-name="Tabla3.2">
          <table:table-cell table:style-name="Tabla3.A1" office:value-type="string">
            <text:p text:style-name="P15">FTP</text:p>
          </table:table-cell>
          <table:table-cell table:style-name="Tabla3.A1" office:value-type="string">
            <text:p text:style-name="P12">20 i 21</text:p>
          </table:table-cell>
        </table:table-row>
        <table:table-row table:style-name="Tabla3.2">
          <table:table-cell table:style-name="Tabla3.A1" office:value-type="string">
            <text:p text:style-name="P15">RDP</text:p>
          </table:table-cell>
          <table:table-cell table:style-name="Tabla3.A1" office:value-type="string">
            <text:p text:style-name="P12">3389</text:p>
          </table:table-cell>
        </table:table-row>
        <table:table-row table:style-name="Tabla3.1">
          <table:table-cell table:style-name="Tabla3.A1" office:value-type="string">
            <text:p text:style-name="P20">SSH</text:p>
          </table:table-cell>
          <table:table-cell table:style-name="Tabla3.A1" office:value-type="string">
            <text:p text:style-name="P12">22</text:p>
          </table:table-cell>
        </table:table-row>
      </table:table>
      <text:p text:style-name="P38"/>
      <text:h text:style-name="P8" text:outline-level="2"><text:span text:style-name="T17">Exercici</text:span><text:span text:style-name="T18"> </text:span><text:span text:style-name="T17">4</text:span></text:h>
      <text:p text:style-name="P31">Calcula quin seria el rang d’adreçes de xarxa de la següent xarxa: 192.168.10.0/24. Per això indica<text:span text:style-name="T23"> </text:span>quina és l’adreça de xarxa, la màscara de subxarxa, la primera adreça IP vàlida, l’ultima adreça IP<text:span text:style-name="T23"> </text:span>vàlida i<text:span text:style-name="T21"> </text:span>l’adreça<text:span text:style-name="T21"> </text:span>de<text:span text:style-name="T21"> </text:span>broadcast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/>
        <table:table-column table:style-name="Tabla6.E"/>
        <table:table-row>
          <table:table-cell table:style-name="Tabla6.A1" office:value-type="string">
            <text:p text:style-name="P13">adreça de xarxa</text:p>
          </table:table-cell>
          <table:table-cell table:style-name="Tabla6.A1" office:value-type="string">
            <text:p text:style-name="P13">màscara de subxarxa</text:p>
          </table:table-cell>
          <table:table-cell table:style-name="Tabla6.A1" office:value-type="string">
            <text:p text:style-name="P13">primera adreça IP vàlida</text:p>
          </table:table-cell>
          <table:table-cell table:style-name="Tabla6.A1" office:value-type="string">
            <text:p text:style-name="P13">l’ultima adreça IP vàlida</text:p>
          </table:table-cell>
          <table:table-cell table:style-name="Tabla6.E1" office:value-type="string">
            <text:p text:style-name="P13">adreça de broadcast</text:p>
          </table:table-cell>
        </table:table-row>
        <table:table-row>
          <table:table-cell table:style-name="Tabla6.A2" office:value-type="string">
            <text:p text:style-name="P14">192.168.10.0</text:p>
          </table:table-cell>
          <table:table-cell table:style-name="Tabla6.A2" office:value-type="string">
            <text:p text:style-name="P21">255.255.255.0</text:p>
          </table:table-cell>
          <table:table-cell table:style-name="Tabla6.A2" office:value-type="string">
            <text:p text:style-name="P14">192.168.10.1</text:p>
          </table:table-cell>
          <table:table-cell table:style-name="Tabla6.A2" office:value-type="string">
            <text:p text:style-name="P14">192.168.10.254</text:p>
          </table:table-cell>
          <table:table-cell table:style-name="Tabla6.E2" office:value-type="string">
            <text:p text:style-name="P14">192.168.10.255</text:p>
          </table:table-cell>
        </table:table-row>
      </table:table>
      <text:p text:style-name="P31"/>
      <text:p text:style-name="P54"/>
      <text:p text:style-name="P6"><text:span text:style-name="T27">Exercicis</text:span><text:span text:style-name="T28"> </text:span><text:span text:style-name="T27">de</text:span><text:span text:style-name="T29"> </text:span><text:span text:style-name="T27">Subnetting</text:span></text:p>
      <text:p text:style-name="Text_20_body"/>
      <text:p text:style-name="P40"/>
      <text:h text:style-name="P8" text:outline-level="2"><text:span text:style-name="T17">Exercici</text:span><text:span text:style-name="T18"> </text:span><text:span text:style-name="T17">5.</text:span></text:h>
      <text:p text:style-name="P41">A partir de l'adreça IP 192.168.100.0 /24, volem crear 4 subxarxes amb el mateix número d’equ<text:span text:style-name="T36">ip</text:span>s<text:span text:style-name="T23"> </text:span>cadascú. Indica per a cada subxarxa l’adreça de xarxa, la màscara de subxarxa, la primera adreça IP<text:span text:style-name="T23"> </text:span>vàlida, l’ultima adreça IP vàlida i l’adreça de broadcast en una taula. Raona la teua resposta explicant<text:span text:style-name="T19"> </text:span>el procés que has seguit per seleccionar la resposta correcta, si no expliques com has arribat a eixa<text:span text:style-name="T23"> </text:span>resposta,<text:span text:style-name="T20"> </text:span>la<text:span text:style-name="T21"> </text:span>nota<text:span text:style-name="T23"> </text:span>serà<text:span text:style-name="T20"> </text:span>de<text:span text:style-name="T23"> </text:span>0. Ompli<text:span text:style-name="T21"> </text:span>la següent taula.</text:p>
      <text:p text:style-name="Text_20_body"/>
      <text:p text:style-name="P36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19">Subxarxa</text:p>
          </table:table-cell>
          <table:table-cell table:style-name="Tabla4.A1" office:value-type="string">
            <text:p text:style-name="P16">IP<text:span text:style-name="T30"> </text:span>de<text:span text:style-name="T21"> </text:span>xarxa</text:p>
          </table:table-cell>
          <table:table-cell table:style-name="Tabla4.A1" office:value-type="string">
            <text:p text:style-name="P16">1ª<text:span text:style-name="T25"> </text:span>IP<text:span text:style-name="T21"> </text:span>vàlida</text:p>
          </table:table-cell>
          <table:table-cell table:style-name="Tabla4.A1" office:value-type="string">
            <text:p text:style-name="P17">Última<text:span text:style-name="T24"> </text:span>IP<text:span text:style-name="T25"> </text:span>vàlida</text:p>
          </table:table-cell>
          <table:table-cell table:style-name="Tabla4.A1" office:value-type="string">
            <text:p text:style-name="P18">IP<text:span text:style-name="T24"> </text:span>de<text:span text:style-name="T24"> </text:span>broadcast</text:p>
          </table:table-cell>
        </table:table-row>
        <table:table-row table:style-name="Tabla4.2">
          <table:table-cell table:style-name="Tabla4.A1" office:value-type="string">
            <text:p text:style-name="P43">1</text:p>
          </table:table-cell>
          <table:table-cell table:style-name="Tabla4.A1" office:value-type="string">
            <text:p text:style-name="P22">192.168.100.0</text:p>
          </table:table-cell>
          <table:table-cell table:style-name="Tabla4.A1" office:value-type="string">
            <text:p text:style-name="P22">19192.168.100.1</text:p>
          </table:table-cell>
          <table:table-cell table:style-name="Tabla4.A1" office:value-type="string">
            <text:p text:style-name="P22">192.168.100.62</text:p>
          </table:table-cell>
          <table:table-cell table:style-name="Tabla4.A1" office:value-type="string">
            <text:p text:style-name="P22">192.168.100.63</text:p>
          </table:table-cell>
        </table:table-row>
        <table:table-row table:style-name="Tabla4.1">
          <table:table-cell table:style-name="Tabla4.A1" office:value-type="string">
            <text:p text:style-name="P44">2</text:p>
          </table:table-cell>
          <table:table-cell table:style-name="Tabla4.A1" office:value-type="string">
            <text:p text:style-name="P22">192.168.100.64</text:p>
          </table:table-cell>
          <table:table-cell table:style-name="Tabla4.A1" office:value-type="string">
            <text:p text:style-name="P22">192.168.100.65</text:p>
          </table:table-cell>
          <table:table-cell table:style-name="Tabla4.A1" office:value-type="string">
            <text:p text:style-name="P22">192.168.100.126</text:p>
          </table:table-cell>
          <table:table-cell table:style-name="Tabla4.A1" office:value-type="string">
            <text:p text:style-name="P22">192.168.100.127</text:p>
          </table:table-cell>
        </table:table-row>
        <table:table-row table:style-name="Tabla4.1">
          <table:table-cell table:style-name="Tabla4.A1" office:value-type="string">
            <text:p text:style-name="P44">3</text:p>
          </table:table-cell>
          <table:table-cell table:style-name="Tabla4.A1" office:value-type="string">
            <text:p text:style-name="P22">192.168.100.128</text:p>
          </table:table-cell>
          <table:table-cell table:style-name="Tabla4.A1" office:value-type="string">
            <text:p text:style-name="P22">192.168.100.129</text:p>
          </table:table-cell>
          <table:table-cell table:style-name="Tabla4.A1" office:value-type="string">
            <text:p text:style-name="P22">192.168.100.190</text:p>
          </table:table-cell>
          <table:table-cell table:style-name="Tabla4.A1" office:value-type="string">
            <text:p text:style-name="P22">192.168.100.191</text:p>
          </table:table-cell>
        </table:table-row>
        <table:table-row table:style-name="Tabla4.5">
          <table:table-cell table:style-name="Tabla4.A1" office:value-type="string">
            <text:p text:style-name="P44">4</text:p>
          </table:table-cell>
          <table:table-cell table:style-name="Tabla4.A1" office:value-type="string">
            <text:p text:style-name="P22">192.168.100.192</text:p>
          </table:table-cell>
          <table:table-cell table:style-name="Tabla4.A1" office:value-type="string">
            <text:p text:style-name="P22">192.168.100.193</text:p>
          </table:table-cell>
          <table:table-cell table:style-name="Tabla4.A1" office:value-type="string">
            <text:p text:style-name="P22">192.168.100.254</text:p>
          </table:table-cell>
          <table:table-cell table:style-name="Tabla4.A1" office:value-type="string">
            <text:p text:style-name="P22">192.168.100.255</text:p>
          </table:table-cell>
        </table:table-row>
      </table:table>
      <text:p text:style-name="Text_20_body"/>
      <text:p text:style-name="Text_20_body"/>
      <text:p text:style-name="P49">Tenim que cambiar la mascara de subxarxa ja que <text:span text:style-name="T39">necessitem 2 bits addicionals a </text:span><text:span text:style-name="T40">la mascara anterior. </text:span><text:span text:style-name="T41">I</text:span><text:span text:style-name="T40"> diríem que la mascara ara es de 2</text:span><text:span text:style-name="T41">6 </text:span><text:span text:style-name="T42">i ara </text:span><text:span text:style-name="T43">tenim 64 direccions IP per subxarxa perquè (32 -26= 6 bits per a la direcció IP de host i 2^6= 64).</text:span></text:p>
      <text:p text:style-name="P49"/>
      <text:p text:style-name="P50">Per a calcular la 1ª IP valida es sumar-li 1 a la IP de xarxa de cada subxarxa</text:p>
      <text:p text:style-name="P50">La ultima IP valida es restar-li 2 a la IP de la següent xarxa.</text:p>
      <text:p text:style-name="P50">La IP <text:span text:style-name="T44">de broadcast</text:span> es restar-li 1 a la IP de la següent xarxa.</text:p>
      <text:p text:style-name="Text_20_body"/>
      <text:h text:style-name="P9" text:outline-level="2"><text:span text:style-name="T17">Exercici</text:span><text:span text:style-name="T18"> </text:span><text:span text:style-name="T17">6.</text:span></text:h>
      <text:p text:style-name="P32">En<text:span text:style-name="T31"> </text:span>una<text:span text:style-name="T32"> </text:span>empresa<text:span text:style-name="T33"> </text:span>amb<text:span text:style-name="T31"> </text:span>adreça<text:span text:style-name="T32"> </text:span>de<text:span text:style-name="T32"> </text:span>xarxa<text:span text:style-name="T34"> </text:span>200.3.35.0<text:span text:style-name="T34"> </text:span>se<text:span text:style-name="T31"> </text:span>desitja<text:span text:style-name="T34"> </text:span>implementar<text:span text:style-name="T32"> </text:span>una<text:span text:style-name="T33"> </text:span>xarxa<text:span text:style-name="T33"> </text:span>de<text:span text:style-name="T33"> </text:span>dades<text:span text:style-name="T34"> </text:span>amb<text:span text:style-name="T35"> </text:span>les<text:span text:style-name="T19"> </text:span>següents<text:span text:style-name="T20"> </text:span>característiques:</text:p>
      <text:p text:style-name="P42"><text:span text:style-name="T26">-<text:tab/></text:span>7<text:span text:style-name="T24"> </text:span>subxarxes<text:span text:style-name="T24"> </text:span>amb 25<text:span text:style-name="T24"> </text:span>host<text:span text:style-name="T25"> </text:span>cadascuna.</text:p>
      <text:p text:style-name="P33">Raona la teua resposta explicant el procés que has seguit per seleccionar la resposta correcta, si no<text:span text:style-name="T19"> </text:span>expliques com<text:span text:style-name="T21"> </text:span>has<text:span text:style-name="T20"> </text:span>arribat<text:span text:style-name="T21"> </text:span>a<text:span text:style-name="T21"> </text:span>eixa<text:span text:style-name="T20"> </text:span>resposta, la<text:span text:style-name="T20"> </text:span>nota<text:span text:style-name="T23"> </text:span>serà de<text:span text:style-name="T20"> </text:span>0.<text:span text:style-name="T21"> </text:span>Ompli<text:span text:style-name="T21"> </text:span>la<text:span text:style-name="T20"> </text:span>següent<text:span text:style-name="T21"> </text:span>taula.</text:p>
      <text:p text:style-name="Text_20_body"/>
      <text:p text:style-name="P35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19">Subxarxa</text:p>
          </table:table-cell>
          <table:table-cell table:style-name="Tabla5.A1" office:value-type="string">
            <text:p text:style-name="P16">IP<text:span text:style-name="T30"> </text:span>de<text:span text:style-name="T21"> </text:span>xarxa</text:p>
          </table:table-cell>
          <table:table-cell table:style-name="Tabla5.A1" office:value-type="string">
            <text:p text:style-name="P16">1ª<text:span text:style-name="T25"> </text:span>IP<text:span text:style-name="T21"> </text:span>vàlida</text:p>
          </table:table-cell>
          <table:table-cell table:style-name="Tabla5.A1" office:value-type="string">
            <text:p text:style-name="P17">Última<text:span text:style-name="T24"> </text:span>IP<text:span text:style-name="T25"> </text:span>vàlida</text:p>
          </table:table-cell>
          <table:table-cell table:style-name="Tabla5.A1" office:value-type="string">
            <text:p text:style-name="P18">IP<text:span text:style-name="T24"> </text:span>de<text:span text:style-name="T24"> </text:span>broadcast</text:p>
          </table:table-cell>
        </table:table-row>
        <table:table-row table:style-name="Tabla5.2">
          <table:table-cell table:style-name="Tabla5.A1" office:value-type="string">
            <text:p text:style-name="P43">1</text:p>
          </table:table-cell>
          <table:table-cell table:style-name="Tabla5.B2" office:value-type="string">
            <text:p text:style-name="P45">200.3.35.0</text:p>
          </table:table-cell>
          <table:table-cell table:style-name="Tabla5.B2" office:value-type="string">
            <text:p text:style-name="P46">200.3.35.<text:span text:style-name="T37">1</text:span></text:p>
          </table:table-cell>
          <table:table-cell table:style-name="Tabla5.B2" office:value-type="string">
            <text:p text:style-name="P46">200.3.35.<text:span text:style-name="T37">30</text:span></text:p>
          </table:table-cell>
          <table:table-cell table:style-name="Tabla5.B2" office:value-type="string">
            <text:p text:style-name="P46">200.3.35.<text:span text:style-name="T37">31</text:span></text:p>
          </table:table-cell>
        </table:table-row>
        <table:table-row table:style-name="Tabla5.1">
          <table:table-cell table:style-name="Tabla5.A1" office:value-type="string">
            <text:p text:style-name="P44">2</text:p>
          </table:table-cell>
          <table:table-cell table:style-name="Tabla5.B2" office:value-type="string">
            <text:p text:style-name="P45">200.3.35.<text:span text:style-name="T37">32</text:span></text:p>
          </table:table-cell>
          <table:table-cell table:style-name="Tabla5.B2" office:value-type="string">
            <text:p text:style-name="P46">200.3.35.<text:span text:style-name="T37">33</text:span></text:p>
          </table:table-cell>
          <table:table-cell table:style-name="Tabla5.B2" office:value-type="string">
            <text:p text:style-name="P46">200.3.35.<text:span text:style-name="T37">62</text:span></text:p>
          </table:table-cell>
          <table:table-cell table:style-name="Tabla5.B2" office:value-type="string">
            <text:p text:style-name="P46">200.3.35.<text:span text:style-name="T37">63</text:span></text:p>
          </table:table-cell>
        </table:table-row>
        <table:table-row table:style-name="Tabla5.1">
          <table:table-cell table:style-name="Tabla5.A1" office:value-type="string">
            <text:p text:style-name="P44">3</text:p>
          </table:table-cell>
          <table:table-cell table:style-name="Tabla5.B2" office:value-type="string">
            <text:p text:style-name="P46">200.3.35.<text:span text:style-name="T37">64</text:span></text:p>
          </table:table-cell>
          <table:table-cell table:style-name="Tabla5.B2" office:value-type="string">
            <text:p text:style-name="P46">200.3.35.<text:span text:style-name="T37">65</text:span></text:p>
          </table:table-cell>
          <table:table-cell table:style-name="Tabla5.B2" office:value-type="string">
            <text:p text:style-name="P46">200.3.35.<text:span text:style-name="T37">94</text:span></text:p>
          </table:table-cell>
          <table:table-cell table:style-name="Tabla5.B2" office:value-type="string">
            <text:p text:style-name="P46">200.3.35.<text:span text:style-name="T37">95</text:span></text:p>
          </table:table-cell>
        </table:table-row>
        <table:table-row table:style-name="Tabla5.1">
          <table:table-cell table:style-name="Tabla5.A1" office:value-type="string">
            <text:p text:style-name="P44">4</text:p>
          </table:table-cell>
          <table:table-cell table:style-name="Tabla5.B2" office:value-type="string">
            <text:p text:style-name="P46">200.3.35.<text:span text:style-name="T37">96</text:span></text:p>
          </table:table-cell>
          <table:table-cell table:style-name="Tabla5.B2" office:value-type="string">
            <text:p text:style-name="P46">200.3.35.<text:span text:style-name="T37">97</text:span></text:p>
          </table:table-cell>
          <table:table-cell table:style-name="Tabla5.B2" office:value-type="string">
            <text:p text:style-name="P46">200.3.35.<text:span text:style-name="T37">126</text:span></text:p>
          </table:table-cell>
          <table:table-cell table:style-name="Tabla5.B2" office:value-type="string">
            <text:p text:style-name="P46">200.3.35.<text:span text:style-name="T37">127</text:span></text:p>
          </table:table-cell>
        </table:table-row>
        <table:table-row table:style-name="Tabla5.2">
          <table:table-cell table:style-name="Tabla5.A1" office:value-type="string">
            <text:p text:style-name="P43">5</text:p>
          </table:table-cell>
          <table:table-cell table:style-name="Tabla5.B2" office:value-type="string">
            <text:p text:style-name="P46">200.3.35.<text:span text:style-name="T37">128</text:span></text:p>
          </table:table-cell>
          <table:table-cell table:style-name="Tabla5.B2" office:value-type="string">
            <text:p text:style-name="P46">200.3.35.<text:span text:style-name="T37">129</text:span></text:p>
          </table:table-cell>
          <table:table-cell table:style-name="Tabla5.B2" office:value-type="string">
            <text:p text:style-name="P46">200.3.35.<text:span text:style-name="T37">158</text:span></text:p>
          </table:table-cell>
          <table:table-cell table:style-name="Tabla5.B2" office:value-type="string">
            <text:p text:style-name="P46">200.3.35.<text:span text:style-name="T37">159</text:span></text:p>
          </table:table-cell>
        </table:table-row>
        <table:table-row table:style-name="Tabla5.1">
          <table:table-cell table:style-name="Tabla5.A1" office:value-type="string">
            <text:p text:style-name="P44">6</text:p>
          </table:table-cell>
          <table:table-cell table:style-name="Tabla5.B2" office:value-type="string">
            <text:p text:style-name="P46">200.3.35.<text:span text:style-name="T37">160</text:span></text:p>
          </table:table-cell>
          <table:table-cell table:style-name="Tabla5.B2" office:value-type="string">
            <text:p text:style-name="P46">200.3.35.<text:span text:style-name="T37">161</text:span></text:p>
          </table:table-cell>
          <table:table-cell table:style-name="Tabla5.B2" office:value-type="string">
            <text:p text:style-name="P46">200.3.35.<text:span text:style-name="T37">190</text:span></text:p>
          </table:table-cell>
          <table:table-cell table:style-name="Tabla5.B2" office:value-type="string">
            <text:p text:style-name="P46">200.3.35.<text:span text:style-name="T37">191</text:span></text:p>
          </table:table-cell>
        </table:table-row>
        <table:table-row table:style-name="Tabla5.1">
          <table:table-cell table:style-name="Tabla5.A1" office:value-type="string">
            <text:p text:style-name="P44">7</text:p>
          </table:table-cell>
          <table:table-cell table:style-name="Tabla5.B2" office:value-type="string">
            <text:p text:style-name="P46">200.3.35.<text:span text:style-name="T37">192</text:span></text:p>
          </table:table-cell>
          <table:table-cell table:style-name="Tabla5.B2" office:value-type="string">
            <text:p text:style-name="P46">200.3.35.<text:span text:style-name="T37">193</text:span></text:p>
          </table:table-cell>
          <table:table-cell table:style-name="Tabla5.B2" office:value-type="string">
            <text:p text:style-name="P46">200.3.35.<text:span text:style-name="T37">222</text:span></text:p>
          </table:table-cell>
          <table:table-cell table:style-name="Tabla5.B2" office:value-type="string">
            <text:p text:style-name="P46">200.3.35.<text:span text:style-name="T37">223</text:span></text:p>
          </table:table-cell>
        </table:table-row>
      </table:table>
      <text:p text:style-name="Standard"/>
      <text:p text:style-name="P47"><text:soft-page-break/>Per a calcular els 25 host he tingit que fer(2^5= 32) perque es la potencia mes propera a 25.</text:p>
      <text:p text:style-name="P48">I per a calcular les 7 subxarxes <text:s/>tenim que fer (2^3= 8) perquè es major que 7 a les hores necesisitem 3 bits de subxarxa.</text:p>
      <text:p text:style-name="P48"/>
      <text:p text:style-name="P48"><text:span text:style-name="T38">A les hores la mascara de subxarxa es de 27bits (32bits – 8bits = 24bits + 3bits = 27bits).</text:span></text:p>
      <text:p text:style-name="P48"/>
      <text:p text:style-name="P51">Per a calcular la 1ª IP valida es sumar-li 1 a la IP de xarxa de cada subxarxa</text:p>
      <text:p text:style-name="P51">La ultima IP valida es restar-li 2 a la IP de la següent xarxa.</text:p>
      <text:p text:style-name="P51">La IP <text:span text:style-name="T44">de broadcast</text:span> es restar-li 1 a la IP de la següent xarx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ca" fo:country="E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972cm" fo:margin-right="0cm" fo:margin-top="0.162cm" fo:margin-bottom="0cm" style:contextual-spacing="false" fo:text-indent="0cm" style:auto-text-indent="false"/>
      <style:text-properties style:font-name="Arial" fo:font-family="Arial" style:font-family-generic="roman" style:font-pitch="variable" fo:font-size="12pt" fo:language="ca" fo:country="E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3.889cm" fo:margin-right="3.023cm" fo:margin-top="0.191cm" fo:margin-bottom="0cm" style:contextual-spacing="false" fo:text-indent="-0.836cm" style:auto-text-indent="false"/>
      <style:text-properties style:font-name="Calibri" fo:font-family="Calibri" style:font-family-generic="roman" style:font-pitch="variable" fo:font-size="32pt" fo:language="ca" fo:country="ES" fo:font-weight="bold" style:font-name-asian="Calibri1" style:font-family-asian="Calibri" style:font-family-generic-asian="system" style:font-pitch-asian="variable" style:font-size-asian="32pt" style:language-asian="en" style:country-asian="US" style:font-weight-asian="bold" style:font-name-complex="Calibri1" style:font-family-complex="Calibri" style:font-family-generic-complex="system" style:font-pitch-complex="variable" style:font-size-complex="3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ca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ca" fo:country="E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weight="normal" officeooo:paragraph-rsid="00081ad5" style:font-weight-asian="normal"/>
    </style:style>
    <style:style style:name="MP2" style:family="paragraph">
      <loext:graphic-properties draw:fill="solid" draw:fill-color="#ffffff"/>
      <style:paragraph-properties fo:text-align="center"/>
      <style:text-properties fo:font-size="11pt"/>
    </style:style>
    <style:style style:name="MP3" style:family="paragraph" style:parent-style-name="Frame_20_contents">
      <style:paragraph-properties fo:margin-left="0.035cm" fo:margin-right="0cm" fo:margin-top="0.021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</style:style>
    <style:style style:name="MP5" style:family="paragraph" style:parent-style-name="Text_20_body">
      <style:paragraph-properties fo:line-height="5%"/>
      <style:text-properties fo:font-weight="normal" style:font-weight-asian="normal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 style:parent-style-name="Frame_20_contents">
      <style:paragraph-properties fo:margin-left="0.106cm" fo:margin-right="0cm" fo:margin-top="0.025cm" fo:margin-bottom="0cm" style:contextual-spacing="false" fo:text-align="start" style:justify-single-word="false" fo:text-indent="0cm" style:auto-text-indent="false"/>
    </style:style>
    <style:style style:name="MT1" style:family="text">
      <style:text-properties fo:color="#4f81bd" loext:opacity="100%" style:font-name="Arial MT" fo:font-size="10pt" style:font-size-asian="10pt"/>
    </style:style>
    <style:style style:name="MT2" style:family="text">
      <style:text-properties fo:color="#4f81bd" loext:opacity="100%" style:font-name="Arial MT" fo:font-size="10pt" fo:letter-spacing="-0.009cm" style:font-size-asian="10pt"/>
    </style:style>
    <style:style style:name="MT3" style:family="text">
      <style:text-properties fo:color="#4f81bd" loext:opacity="100%" style:font-name="Arial MT" fo:font-size="10pt" fo:letter-spacing="-0.005cm" style:font-size-asian="10pt"/>
    </style:style>
    <style:style style:name="MT4" style:family="text">
      <style:text-properties fo:color="#4f81bd" loext:opacity="100%" style:font-name="Arial MT" fo:font-size="10pt" fo:letter-spacing="-0.002cm" style:font-size-asian="10pt"/>
    </style:style>
    <style:style style:name="MT5" style:family="text">
      <style:text-properties fo:color="#4f81bd" loext:opacity="100%" style:font-name="Arial MT" fo:font-size="10pt" fo:letter-spacing="-0.007cm" style:font-size-asian="10pt"/>
    </style:style>
    <style:style style:name="MT6" style:family="text">
      <style:text-properties fo:color="#4f81bd" loext:opacity="100%" style:font-name="Arial MT" fo:font-size="10pt" fo:letter-spacing="-0.004cm" style:font-size-asian="10pt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3" style:family="graphic">
      <style:graphic-properties draw:stroke="solid" svg:stroke-width="0.026cm" svg:stroke-color="#4f81bd" draw:stroke-linejoin="round" svg:stroke-linecap="butt" draw:fill="solid" draw:fill-color="#ffffff" draw:textarea-horizontal-align="center" draw:textarea-vertical-align="top" draw:auto-grow-height="false" fo:padding-top="0.012cm" fo:padding-bottom="0.012cm" fo:padding-left="0.012cm" fo:padding-right="0.012cm" style:run-through="background"/>
    </style:style>
    <style:style style:name="Mgr4" style:family="graphic" style:parent-style-name="Frame">
      <style:graphic-properties draw:stroke="none" svg:stroke-width="0cm" draw:fill="none" draw:textarea-vertical-align="top" draw:auto-grow-height="false" fo:min-height="0.464cm" fo:min-width="9.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solid" svg:stroke-width="0.152cm" svg:stroke-color="#00b0f0" draw:stroke-linejoin="round" svg:stroke-linecap="butt" draw:fill="solid" draw:fill-color="#ffffff" draw:textarea-horizontal-align="center" draw:textarea-vertical-align="top" draw:auto-grow-height="false" fo:padding-top="0.076cm" fo:padding-bottom="0.076cm" fo:padding-left="0.076cm" fo:padding-right="0.076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0.427cm" fo:min-width="0.39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341cm" fo:margin-bottom="0.494cm" fo:margin-left="0.776cm" fo:margin-right="0.7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82cm" fo:margin-bottom="1.677cm" fo:margin-left="0.776cm" fo:margin-right="0.776cm" style:writing-mode="lr-tb" style:layout-grid-color="#c0c0c0" style:layout-grid-lines="257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3cm" fo:margin-left="0cm" fo:margin-right="0cm" fo:margin-bottom="0.594cm" style:dynamic-spacing="true"/>
      </style:header-style>
      <style:footer-style>
        <style:header-footer-properties fo:min-height="0.333cm" fo:margin-left="0cm" fo:margin-right="0cm" fo:margin-top="0.23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header>
        <text:p text:style-name="MP1"><draw:g text:anchor-type="char" draw:z-index="1" draw:name="Forma1" draw:style-name="Mgr1"><draw:frame draw:style-name="Mgr2" draw:text-style-name="MP2" svg:width="17.396cm" svg:height="0.264cm" svg:x="1.549cm" svg:y="1.722cm"><draw:image xlink:href="Pictures/100000010000040400000010341E21B8073682CD.png" xlink:type="simple" xlink:show="embed" xlink:actuate="onLoad" draw:mime-type="image/png"><text:p/></draw:image></draw:frame><draw:line draw:style-name="Mgr3" draw:text-style-name="MP2" svg:x1="1.667cm" svg:y1="1.801cm" svg:x2="18.812cm" svg:y2="1.801cm"><text:p/></draw:line></draw:g><draw:custom-shape text:anchor-type="char" draw:z-index="7" draw:name="Forma2" draw:style-name="Mgr4" draw:text-style-name="MP4" svg:width="9.501cm" svg:height="0.465cm" svg:x="5.493cm" svg:y="1.247cm"><text:p text:style-name="MP3"><text:span text:style-name="MT1">ACTIVITATS</text:span><text:span text:style-name="MT2"> </text:span><text:span text:style-name="MT1">–</text:span><text:span text:style-name="MT3"> </text:span><text:span text:style-name="MT1">UD5</text:span><text:span text:style-name="MT4"> </text:span><text:span text:style-name="MT1">SISTEMES</text:span><text:span text:style-name="MT5"> </text:span><text:span text:style-name="MT1">INFORMÀTICS</text:span><text:span text:style-name="MT6"> </text:span><text:span text:style-name="MT1">EN XARXA</text:span></text:p><draw:enhanced-geometry draw:type="0"/></draw:custom-shape></text:p>
      </style:header>
      <style:footer>
        <text:p text:style-name="MP5"><draw:line text:anchor-type="char" draw:z-index="2" draw:name="Forma3" draw:style-name="Mgr5" draw:text-style-name="MP6" svg:x1="2.588cm" svg:y1="27.599cm" svg:x2="17.802cm" svg:y2="27.599cm"><text:p/></draw:line><draw:custom-shape text:anchor-type="char" draw:z-index="0" draw:name="Forma4" draw:style-name="Mgr6" draw:text-style-name="MP4" svg:width="0.391cm" svg:height="0.428cm" svg:x="10.051cm" svg:y="27.668cm"><text:p text:style-name="MP7"><text:page-number text:select-page="current">0</text:page-number></text:p><draw:enhanced-geometry draw:type="0"/></draw:custom-shape></text:p>
      </style:footer>
    </style:master-page>
    <style:master-page style:name="Converted2" style:page-layout-name="Mpm2" draw:style-name="Mdp1">
      <style:header>
        <text:p text:style-name="MP5"><draw:custom-shape text:anchor-type="char" draw:z-index="6" draw:name="Forma5" draw:style-name="Mgr4" draw:text-style-name="MP4" svg:width="9.501cm" svg:height="0.465cm" svg:x="5.493cm" svg:y="1.247cm"><text:p text:style-name="MP3"><text:span text:style-name="MT1">ACTIVITATS</text:span><text:span text:style-name="MT2"> </text:span><text:span text:style-name="MT1">–</text:span><text:span text:style-name="MT3"> </text:span><text:span text:style-name="MT1">UD5</text:span><text:span text:style-name="MT4"> </text:span><text:span text:style-name="MT1">SISTEMES</text:span><text:span text:style-name="MT5"> </text:span><text:span text:style-name="MT1">INFORMÀTICS</text:span><text:span text:style-name="MT6"> </text:span><text:span text:style-name="MT1">EN XARXA</text:span></text:p><draw:enhanced-geometry draw:type="0"/></draw:custom-shape><draw:g text:anchor-type="char" draw:z-index="9" draw:name="Forma6" draw:style-name="Mgr1"><draw:frame draw:style-name="Mgr2" draw:text-style-name="MP2" svg:width="17.396cm" svg:height="0.264cm" svg:x="1.549cm" svg:y="1.722cm"><draw:image xlink:href="Pictures/100000010000040400000010341E21B8073682CD.png" xlink:type="simple" xlink:show="embed" xlink:actuate="onLoad" draw:mime-type="image/png"><text:p/></draw:image></draw:frame><draw:line draw:style-name="Mgr3" draw:text-style-name="MP2" svg:x1="1.667cm" svg:y1="1.801cm" svg:x2="18.812cm" svg:y2="1.801cm"><text:p/></draw:line></draw:g></text:p>
      </style:header>
      <style:footer>
        <text:p text:style-name="MP5"><draw:line text:anchor-type="char" draw:z-index="11" draw:name="Forma7" draw:style-name="Mgr5" draw:text-style-name="MP6" svg:x1="2.588cm" svg:y1="27.599cm" svg:x2="17.802cm" svg:y2="27.599cm"><text:p/></draw:line><draw:custom-shape text:anchor-type="char" draw:z-index="13" draw:name="Forma8" draw:style-name="Mgr6" draw:text-style-name="MP4" svg:width="0.391cm" svg:height="0.428cm" svg:x="10.051cm" svg:y="27.668cm"><text:p text:style-name="MP7"><text:page-number text:select-page="current">0</text:page-number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. Manuel Enguidanos</meta:initial-creator>
    <dc:title>ACTIVITATS – UD5 SISTEMES INFORMÀTICS EN XARXA</dc:title>
    <meta:creation-date>2024-04-09T11:21:04</meta:creation-date>
    <dc:date>2024-04-09T18:32:21.341000000</dc:date>
    <meta:editing-duration>PT22M10S</meta:editing-duration>
    <meta:generator>LibreOffice/7.4.3.2$Windows_X86_64 LibreOffice_project/1048a8393ae2eeec98dff31b5c133c5f1d08b890</meta:generator>
    <meta:editing-cycles>7</meta:editing-cycles>
    <meta:document-statistic meta:table-count="6" meta:image-count="0" meta:object-count="0" meta:page-count="5" meta:paragraph-count="130" meta:word-count="634" meta:character-count="3806" meta:non-whitespace-character-count="3295"/>
    <meta:user-defined meta:name="AppVersion">12.0000</meta:user-defined>
    <meta:user-defined meta:name="Created" meta:value-type="date">2024-04-09T00:00:00</meta:user-defined>
    <meta:user-defined meta:name="Creator">Acrobat PDFMaker 11 para Word</meta:user-defined>
    <meta:user-defined meta:name="LastSaved" meta:value-type="date">2024-04-09T00:00:00</meta:user-defined>
    <meta:template xlink:type="simple" xlink:actuate="onRequest" xlink:title="Normal" xlink:href=""/>
  </office:meta>
</office:document-meta>
</file>